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4700003505000035052D612CF5AD243494.svg" manifest:media-type="image/svg+xml"/>
  <manifest:file-entry manifest:full-path="Pictures/10000201000002010000020153F2D13D6D73B4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776cm" svg:stroke-color="#000000" draw:marker-start-width="1.358cm" draw:marker-end-width="1.358cm" draw:fill="solid" draw:textarea-vertical-align="middle" fo:padding-top="0.507cm" fo:padding-bottom="0.507cm" fo:padding-left="0.632cm" fo:padding-right="0.63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24700003505000035052D612CF5AD243494.svg" xlink:type="simple" xlink:show="embed" xlink:actuate="onLoad" loext:mime-type="image/svg+xml">
            <text:p/>
          </draw:image>
          <draw:image xlink:href="Pictures/10000201000002010000020153F2D13D6D73B405.png" xlink:type="simple" xlink:show="embed" xlink:actuate="onLoad" loext:mime-type="image/png"/>
        </draw:frame>
        <draw:line draw:style-name="gr2" draw:text-style-name="P2" draw:layer="layout" svg:x1="1.152cm" svg:y1="5.752cm" svg:x2="3.752cm" svg:y2="9.152cm">
          <text:p/>
        </draw:line>
        <draw:line draw:style-name="gr2" draw:text-style-name="P2" draw:layer="layout" svg:x1="1.152cm" svg:y1="9.152cm" svg:x2="3.752cm" svg:y2="5.75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9-06T15:31:55.800000000</dc:date>
    <meta:editing-duration>PT3M41S</meta:editing-duration>
    <meta:editing-cycles>1</meta:editing-cycles>
    <meta:document-statistic meta:object-count="3"/>
    <meta:generator>LibreOffice/6.4.2.2$Windows_X86_64 LibreOffice_project/4e471d8c02c9c90f512f7f9ead8875b57fcb1ec3</meta:generator>
  </office:meta>
</office:document-meta>
</file>